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ce2" style:family="table-cell" style:parent-style-name="Default" style:data-style-name="N121"/>
    <style:style style:name="ce3" style:family="table-cell" style:parent-style-name="Default" style:data-style-name="N60"/>
    <style:style style:name="ce4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2.5598in" svg:y="8.0602in">
            <draw:object draw:notify-on-update-of-ranges="Sheet1.J46:Sheet1.J46 Sheet1.J47:Sheet1.J70 Sheet1.K46:Sheet1.K46 Sheet1.K47:Sheet1.K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 table:number-rows-repeated="19">
          <table:table-cell table:number-columns-repeated="26"/>
        </table:table-row>
        <table:table-row table:style-name="ro1">
          <table:table-cell table:number-columns-repeated="5"/>
          <table:table-cell table:style-name="ce3"/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2"/>
          <table:table-cell office:value-type="float" office:value="1660" calcext:value-type="float">
            <text:p>1660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545" calcext:value-type="float">
            <text:p>1545</text:p>
          </table:table-cell>
          <table:table-cell table:number-columns-repeated="5"/>
          <table:table-cell table:formula="of:=[.I24]-273" office:value-type="float" office:value="67" calcext:value-type="float">
            <text:p>67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29" calcext:value-type="float">
            <text:p>29</text:p>
          </table:table-cell>
          <table:table-cell table:formula="of:=[.K25]-[.L25]" office:value-type="float" office:value="994" calcext:value-type="float">
            <text:p>994</text:p>
          </table:table-cell>
          <table:table-cell table:number-columns-repeated="5"/>
          <table:table-cell office:value-type="float" office:value="341.51902067905" calcext:value-type="float">
            <text:p>341.5190206791</text:p>
          </table:table-cell>
          <table:table-cell office:value-type="string" calcext:value-type="string">
            <text:p>TMAX4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  <table:table-cell table:formula="of:=[.C24]-[.C25]" office:value-type="float" office:value="115" calcext:value-type="float">
            <text:p>115</text:p>
          </table:table-cell>
          <table:table-cell table:number-columns-repeated="8"/>
          <table:table-cell office:value-type="float" office:value="0.6118208" calcext:value-type="float">
            <text:p>0.6118208</text:p>
          </table:table-cell>
          <table:table-cell table:number-columns-repeated="2"/>
          <table:table-cell table:formula="of:=[.Q26]+1" office:value-type="float" office:value="20.7388862123728" calcext:value-type="float">
            <text:p>20.7388862124</text:p>
          </table:table-cell>
          <table:table-cell table:formula="of:=[.S25]-[.S26]" office:value-type="float" office:value="19.7388862123728" calcext:value-type="float">
            <text:p>19.7388862124</text:p>
          </table:table-cell>
          <table:table-cell/>
          <table:table-cell office:value-type="float" office:value="321.780134466677" calcext:value-type="float">
            <text:p>321.7801344667</text:p>
          </table:table-cell>
          <table:table-cell office:value-type="string" calcext:value-type="string">
            <text:p>TMAX6</text:p>
          </table:table-cell>
          <table:table-cell table:number-columns-repeated="6"/>
        </table:table-row>
        <table:table-row table:style-name="ro1">
          <table:table-cell table:formula="of:=[.A26]-273.15" office:value-type="float" office:value="10.85" calcext:value-type="float">
            <text:p>10.85</text:p>
          </table:table-cell>
          <table:table-cell table:number-columns-repeated="2"/>
          <table:table-cell table:formula="of:=[.D26]/[.C24]" office:value-type="float" office:value="0.0692771084337349" calcext:value-type="float">
            <text:p>0.0692771084</text:p>
          </table:table-cell>
          <table:table-cell table:number-columns-repeated="6"/>
          <table:table-cell office:value-type="string" calcext:value-type="string">
            <text:p>maxRad1=</text:p>
          </table:table-cell>
          <table:table-cell table:formula="of:=[.M27]*1.255" office:value-type="float" office:value="763.228093376" calcext:value-type="float">
            <text:p>763.228093376</text:p>
          </table:table-cell>
          <table:table-cell table:formula="of:=[.M26]*[.M25]" office:value-type="float" office:value="608.1498752" calcext:value-type="float">
            <text:p>608.1498752</text:p>
          </table:table-cell>
          <table:table-cell table:number-columns-repeated="8"/>
          <table:table-cell office:value-type="string" calcext:value-type="string">
            <text:p>channel</text:p>
          </table:table-cell>
          <table:table-cell office:value-type="string" calcext:value-type="string">
            <text:p>maxrad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([.C25]/[.C24])" office:value-type="float" office:value="0.930722891566265" calcext:value-type="float">
            <text:p>0.9307228916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763.228093376" calcext:value-type="float">
            <text:p>763.22809337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8]^2" office:value-type="float" office:value="0.86624510088547" calcext:value-type="float">
            <text:p>0.8662451009</text:p>
          </table:table-cell>
          <table:table-cell table:number-columns-repeated="6"/>
          <table:table-cell office:value-type="float" office:value="1023" calcext:value-type="float">
            <text:p>1023</text:p>
          </table:table-cell>
          <table:table-cell office:value-type="float" office:value="68.2167" calcext:value-type="float">
            <text:p>68.2167</text:p>
          </table:table-cell>
          <table:table-cell table:formula="of:=[.K29]-[.L29]" office:value-type="float" office:value="954.7833" calcext:value-type="float">
            <text:p>954.78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.19890021016857" calcext:value-type="float">
            <text:p>4.198900210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maxRad6</text:p>
          </table:table-cell>
          <table:table-cell table:formula="of:=[.M29]/227.3889" office:value-type="float" office:value="4.19890021016857" calcext:value-type="float">
            <text:p>4.1989002102</text:p>
          </table:table-cell>
          <table:table-cell/>
          <table:table-cell office:value-type="float" office:value="192.658429759969" calcext:value-type="float">
            <text:p>192.65842976</text:p>
          </table:table-cell>
          <table:table-cell office:value-type="string" calcext:value-type="string">
            <text:p>max RAD4</text:p>
          </table:table-cell>
          <table:table-cell/>
          <table:table-cell office:value-type="float" office:value="182.00097654484" calcext:value-type="float">
            <text:p>182.0009765448</text:p>
          </table:table-cell>
          <table:table-cell office:value-type="string" calcext:value-type="string">
            <text:p>max RAD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.5899794790194" calcext:value-type="float">
            <text:p>25.589979479</text:p>
          </table:table-cell>
          <table:table-cell table:number-columns-repeated="3"/>
        </table:table-row>
        <table:table-row table:style-name="ro1"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92.658429759969" calcext:value-type="float">
            <text:p>192.6584297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C1</text:p>
          </table:table-cell>
          <table:table-cell table:style-name="ce3" office:value-type="float" office:value="0.00001191066" calcext:value-type="float">
            <text:p>1.19E-005</text:p>
          </table:table-cell>
          <table:table-cell/>
          <table:table-cell office:value-type="string" calcext:value-type="string">
            <text:p>C1</text:p>
          </table:table-cell>
          <table:table-cell table:style-name="ce3" office:value-type="float" office:value="0.00001191066" calcext:value-type="float">
            <text:p>1.19E-0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82.00097654484" calcext:value-type="float">
            <text:p>182.000976544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string" calcext:value-type="string">
            <text:p>n4</text:p>
          </table:table-cell>
          <table:table-cell office:value-type="float" office:value="937.23" calcext:value-type="float">
            <text:p>937.23</text:p>
          </table:table-cell>
          <table:table-cell/>
          <table:table-cell office:value-type="string" calcext:value-type="string">
            <text:p>n6</text:p>
          </table:table-cell>
          <table:table-cell office:value-type="float" office:value="749.83" calcext:value-type="float">
            <text:p>749.83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Plancks law</text:p>
          </table:table-cell>
          <table:table-cell table:number-columns-repeated="9"/>
          <table:table-cell office:value-type="string" calcext:value-type="string">
            <text:p>C2</text:p>
          </table:table-cell>
          <table:table-cell office:value-type="float" office:value="1.438833" calcext:value-type="float">
            <text:p>1.438833</text:p>
          </table:table-cell>
          <table:table-cell/>
          <table:table-cell office:value-type="string" calcext:value-type="string">
            <text:p>C2</text:p>
          </table:table-cell>
          <table:table-cell office:value-type="float" office:value="1.438833" calcext:value-type="float">
            <text:p>1.438833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I=2hc^2/lambda^5 * 1/(exp(hc/(lambda*k*T))-1)</text:p>
          </table:table-cell>
          <table:table-cell table:number-columns-repeated="9"/>
          <table:table-cell office:value-type="string" calcext:value-type="string">
            <text:p>C1n^3</text:p>
          </table:table-cell>
          <table:table-cell table:formula="of:=[.P32]*([.P33]^3)" office:value-type="float" office:value="9805.60449637385" calcext:value-type="float">
            <text:p>9805.6044963739</text:p>
          </table:table-cell>
          <table:table-cell/>
          <table:table-cell office:value-type="string" calcext:value-type="string">
            <text:p>C1n^3</text:p>
          </table:table-cell>
          <table:table-cell table:formula="of:=[.S32]*([.S33]^3)" office:value-type="float" office:value="5021.39359134465" calcext:value-type="float">
            <text:p>5021.3935913447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emitted power per unit area per unit solid angle per unit wavelength</text:p>
          </table:table-cell>
          <table:table-cell table:number-columns-repeated="9"/>
          <table:table-cell office:value-type="string" calcext:value-type="string">
            <text:p>C1n^3/R</text:p>
          </table:table-cell>
          <table:table-cell table:formula="of:=[.P35]/[.O30]" office:value-type="float" office:value="50.8963169096236" calcext:value-type="float">
            <text:p>50.8963169096</text:p>
          </table:table-cell>
          <table:table-cell/>
          <table:table-cell office:value-type="string" calcext:value-type="string">
            <text:p>C1n^3/R</text:p>
          </table:table-cell>
          <table:table-cell table:formula="of:=[.S35]/[.R30]" office:value-type="float" office:value="27.5899266403525" calcext:value-type="float">
            <text:p>27.5899266404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5"/>
          <table:table-cell table:formula="of:=1+[.P36]" office:value-type="float" office:value="51.8963169096236" calcext:value-type="float">
            <text:p>51.8963169096</text:p>
          </table:table-cell>
          <table:table-cell table:number-columns-repeated="2"/>
          <table:table-cell table:formula="of:=1+[.S36]" office:value-type="float" office:value="28.5899266403525" calcext:value-type="float">
            <text:p>28.5899266404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=</text:p>
          </table:table-cell>
          <table:table-cell table:style-name="ce4" office:value-type="float" office:value="6.62606896E-034" calcext:value-type="float">
            <text:p>6.63E-034</text:p>
          </table:table-cell>
          <table:table-cell office:value-type="string" calcext:value-type="string">
            <text:p>J.s</text:p>
          </table:table-cell>
          <table:table-cell table:number-columns-repeated="7"/>
          <table:table-cell office:value-type="string" calcext:value-type="string">
            <text:p>denom</text:p>
          </table:table-cell>
          <table:table-cell table:formula="of:=LN([.P37])" office:value-type="float" office:value="3.9492478225212" calcext:value-type="float">
            <text:p>3.9492478225</text:p>
          </table:table-cell>
          <table:table-cell/>
          <table:table-cell office:value-type="string" calcext:value-type="string">
            <text:p>denom</text:p>
          </table:table-cell>
          <table:table-cell table:formula="of:=LN([.S37])" office:value-type="float" office:value="3.35305444041112" calcext:value-type="float">
            <text:p>3.3530544404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=</text:p>
          </table:table-cell>
          <table:table-cell table:style-name="ce5" office:value-type="float" office:value="299792458" calcext:value-type="float">
            <text:p>299792458</text:p>
          </table:table-cell>
          <table:table-cell office:value-type="string" calcext:value-type="string">
            <text:p>m/s</text:p>
          </table:table-cell>
          <table:table-cell table:number-columns-repeated="7"/>
          <table:table-cell office:value-type="string" calcext:value-type="string">
            <text:p>Teff</text:p>
          </table:table-cell>
          <table:table-cell table:formula="of:=[.P34]*[.P33]/[.P38]" office:value-type="float" office:value="341.461846202679" calcext:value-type="float">
            <text:p>341.4618462027</text:p>
          </table:table-cell>
          <table:table-cell/>
          <table:table-cell office:value-type="string" calcext:value-type="string">
            <text:p>Teff</text:p>
          </table:table-cell>
          <table:table-cell table:formula="of:=[.S34]*[.S33]/[.S38]" office:value-type="float" office:value="321.760403108075" calcext:value-type="float">
            <text:p>321.7604031081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=</text:p>
          </table:table-cell>
          <table:table-cell table:style-name="ce4" office:value-type="float" office:value="1.3806504E-023" calcext:value-type="float">
            <text:p>1.38E-023</text:p>
          </table:table-cell>
          <table:table-cell office:value-type="string" calcext:value-type="string">
            <text:p>J/K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float" office:value="-0.386043" calcext:value-type="float">
            <text:p>-0.386043</text:p>
          </table:table-cell>
          <table:table-cell office:value-type="string" calcext:value-type="string">
            <text:p>a</text:p>
          </table:table-cell>
          <table:table-cell office:value-type="float" office:value="-0.52227011" calcext:value-type="float">
            <text:p>-0.5222701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-0.1608941" calcext:value-type="float">
            <text:p>-0.1608941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b</text:p>
          </table:table-cell>
          <table:table-cell office:value-type="float" office:value="1.001298" calcext:value-type="float">
            <text:p>1.001298</text:p>
          </table:table-cell>
          <table:table-cell office:value-type="string" calcext:value-type="string">
            <text:p>b</text:p>
          </table:table-cell>
          <table:table-cell office:value-type="float" office:value="1.0023802" calcext:value-type="float">
            <text:p>1.002380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.0006896" calcext:value-type="float">
            <text:p>1.0006896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style-name="ce3" office:value-type="float" office:value="-0.0000020798856" calcext:value-type="float">
            <text:p>-2.08E-006</text:p>
          </table:table-cell>
          <table:table-cell/>
          <table:table-cell office:value-type="string" calcext:value-type="string">
            <text:p>g</text:p>
          </table:table-cell>
          <table:table-cell table:style-name="ce3" office:value-type="float" office:value="-0.00000039853774" calcext:value-type="float">
            <text:p>-3.99E-00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=</text:p>
          </table:table-cell>
          <table:table-cell table:formula="of:=[.F42]+273.15" office:value-type="float" office:value="283.15" calcext:value-type="float">
            <text:p>283.15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wavelength(um)</text:p>
          </table:table-cell>
          <table:table-cell table:number-columns-repeated="3"/>
          <table:table-cell table:formula="of:=[.N40]+[.N41]*[.P39]" office:value-type="float" office:value="341.51902067905" calcext:value-type="float">
            <text:p>341.5190206791</text:p>
          </table:table-cell>
          <table:table-cell office:value-type="string" calcext:value-type="string">
            <text:p>TMAX</text:p>
          </table:table-cell>
          <table:table-cell table:formula="of:=[.P40]+[.P41]*[.P39]+[.P42]*[.P39]^2" office:value-type="float" office:value="341.509816837398" calcext:value-type="float">
            <text:p>341.5098168374</text:p>
          </table:table-cell>
          <table:table-cell/>
          <table:table-cell office:value-type="string" calcext:value-type="string">
            <text:p>TMAX</text:p>
          </table:table-cell>
          <table:table-cell table:formula="of:=[.S40]+[.S41]*[.S39]+[.S42]*[.S39]^2" office:value-type="float" office:value="321.780134466677" calcext:value-type="float">
            <text:p>321.7801344667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3.9" calcext:value-type="float">
            <text:p>3.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2hc^2</text:p>
          </table:table-cell>
          <table:table-cell table:style-name="ce3" table:formula="of:=2*[.F38]*[.F39]^2" office:value-type="float" office:value="1.19104275849346E-016" calcext:value-type="float">
            <text:p>1.19E-016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hc</text:p>
          </table:table-cell>
          <table:table-cell table:style-name="ce3" table:formula="of:=[.F38]*[.F39]" office:value-type="float" office:value="1.9864455003959E-025" calcext:value-type="float">
            <text:p>1.99E-025</text:p>
          </table:table-cell>
          <table:table-cell table:number-columns-repeated="3"/>
          <table:table-cell office:value-type="string" calcext:value-type="string">
            <text:p>T(K)</text:p>
          </table:table-cell>
          <table:table-cell office:value-type="string" calcext:value-type="string">
            <text:p>I(T)</text:p>
          </table:table-cell>
          <table:table-cell office:value-type="string" calcext:value-type="string">
            <text:p>W/m2/sr/um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kT</text:p>
          </table:table-cell>
          <table:table-cell table:style-name="ce3" table:formula="of:=[.F40]*[.F43]" office:value-type="float" office:value="3.9093116076E-021" calcext:value-type="float">
            <text:p>3.91E-021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formula="of:=[.$F$45]/(([.$J$44]*0.000001)^5)*(1/(EXP([.$F$46]/([.$J$44]*0.000001*[.$F$40]*[.J47]))-1))" office:value-type="float" office:value="602545.644833068" calcext:value-type="float">
            <text:p>602545.644833068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90" calcext:value-type="float">
            <text:p>290</text:p>
          </table:table-cell>
          <table:table-cell table:formula="of:=[.$F$45]/(([.$J$44]*0.000001)^5)*(1/(EXP([.$F$46]/([.$J$44]*0.000001*[.$F$40]*[.J48]))-1))" office:value-type="float" office:value="394303.000788971" calcext:value-type="float">
            <text:p>394303.00078897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tep</text:p>
          </table:table-cell>
          <table:table-cell office:value-type="string" calcext:value-type="string">
            <text:p>lambda (m)</text:p>
          </table:table-cell>
          <table:table-cell office:value-type="string" calcext:value-type="string">
            <text:p>I(lambda,T)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formula="of:=[.$F$45]/(([.$J$44]*0.000001)^5)*(1/(EXP([.$F$46]/([.$J$44]*0.000001*[.$F$40]*[.J49]))-1))" office:value-type="float" office:value="250331.900607666" calcext:value-type="float">
            <text:p>250331.900607666</text:p>
          </table:table-cell>
          <table:table-cell table:formula="of:=[.K49]/1000000" office:value-type="float" office:value="0.250331900607666" calcext:value-type="float">
            <text:p>0.2503319006</text:p>
          </table:table-cell>
          <table:table-cell table:number-columns-repeated="11"/>
          <table:table-cell office:value-type="float" office:value="4.19890021016857" calcext:value-type="float">
            <text:p>4.1989002102</text:p>
          </table:table-cell>
          <table:table-cell office:value-type="string" calcext:value-type="string">
            <text:p>maxRAD2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0.0000005" calcext:value-type="float">
            <text:p>5.00E-07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table:formula="of:=[.$F$45]/(([.$J$44]*0.000001)^5)*(1/(EXP([.$F$46]/([.$J$44]*0.000001*[.$F$40]*[.J50]))-1))" office:value-type="float" office:value="153669.139198002" calcext:value-type="float">
            <text:p>153669.139198002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" table:formula="of:=[.E51]*1000000" office:value-type="float" office:value="0.5" calcext:value-type="float">
            <text:p>0.5</text:p>
          </table:table-cell>
          <table:table-cell table:style-name="ce1" table:formula="of:=[.E50]+[.$D$50]" office:value-type="float" office:value="0.0000005" calcext:value-type="float">
            <text:p>5.00E-07</text:p>
          </table:table-cell>
          <table:table-cell table:formula="of:=[.$F$45]/[.E51]^5*(1/(EXP([.$F$46]/([.E51]*[.$F$47]))-1))" office:value-type="float" office:value="2.78811661596712E-029" calcext:value-type="float">
            <text:p>2.78811661596712E-029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table:formula="of:=[.$F$45]/(([.$J$44]*0.000001)^5)*(1/(EXP([.$F$46]/([.$J$44]*0.000001*[.$F$40]*[.J51]))-1))" office:value-type="float" office:value="90856.2868621682" calcext:value-type="float">
            <text:p>90856.2868621682</text:p>
          </table:table-cell>
          <table:table-cell table:number-columns-repeated="12"/>
          <table:table-cell office:value-type="string" calcext:value-type="string">
            <text:p>C1</text:p>
          </table:table-cell>
          <table:table-cell table:style-name="ce3" office:value-type="float" office:value="0.00001191066" calcext:value-type="float">
            <text:p>1.19E-005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E52]*1000000" office:value-type="float" office:value="1" calcext:value-type="float">
            <text:p>1.0</text:p>
          </table:table-cell>
          <table:table-cell table:style-name="ce1" table:formula="of:=[.E51]+[.$D$50]" office:value-type="float" office:value="0.000001" calcext:value-type="float">
            <text:p>1.00E-06</text:p>
          </table:table-cell>
          <table:table-cell table:formula="of:=[.$F$45]/[.E52]^5*(1/(EXP([.$F$46]/([.E52]*[.$F$47]))-1))" office:value-type="float" office:value="0.0000000101869495331081" calcext:value-type="float">
            <text:p>1.01869495331081E-008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$F$45]/(([.$J$44]*0.000001)^5)*(1/(EXP([.$F$46]/([.$J$44]*0.000001*[.$F$40]*[.J52]))-1))" office:value-type="float" office:value="51506.8356064678" calcext:value-type="float">
            <text:p>51506.8356064678</text:p>
          </table:table-cell>
          <table:table-cell table:number-columns-repeated="12"/>
          <table:table-cell office:value-type="string" calcext:value-type="string">
            <text:p>n2</text:p>
          </table:table-cell>
          <table:table-cell office:value-type="float" office:value="2561.7421" calcext:value-type="float">
            <text:p>2561.7421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E53]*1000000" office:value-type="float" office:value="1.5" calcext:value-type="float">
            <text:p>1.5</text:p>
          </table:table-cell>
          <table:table-cell table:style-name="ce1" table:formula="of:=[.E52]+[.$D$50]" office:value-type="float" office:value="0.0000015" calcext:value-type="float">
            <text:p>1.50E-06</text:p>
          </table:table-cell>
          <table:table-cell table:formula="of:=[.$F$45]/[.E53]^5*(1/(EXP([.$F$46]/([.E53]*[.$F$47]))-1))" office:value-type="float" office:value="0.030447309750115" calcext:value-type="float">
            <text:p>0.0304473098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formula="of:=[.$F$45]/(([.$J$44]*0.000001)^5)*(1/(EXP([.$F$46]/([.$J$44]*0.000001*[.$F$40]*[.J53]))-1))" office:value-type="float" office:value="27850.5626857101" calcext:value-type="float">
            <text:p>27850.5626857101</text:p>
          </table:table-cell>
          <table:table-cell table:number-columns-repeated="12"/>
          <table:table-cell office:value-type="string" calcext:value-type="string">
            <text:p>C2</text:p>
          </table:table-cell>
          <table:table-cell office:value-type="float" office:value="1.438833" calcext:value-type="float">
            <text:p>1.438833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E54]*1000000" office:value-type="float" office:value="2" calcext:value-type="float">
            <text:p>2.0</text:p>
          </table:table-cell>
          <table:table-cell table:style-name="ce1" table:formula="of:=[.E53]+[.$D$50]" office:value-type="float" office:value="0.000002" calcext:value-type="float">
            <text:p>2.00E-06</text:p>
          </table:table-cell>
          <table:table-cell table:formula="of:=[.$F$45]/[.E54]^5*(1/(EXP([.$F$46]/([.E54]*[.$F$47]))-1))" office:value-type="float" office:value="34.4219742576461" calcext:value-type="float">
            <text:p>34.4219742576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table:formula="of:=[.$F$45]/(([.$J$44]*0.000001)^5)*(1/(EXP([.$F$46]/([.$J$44]*0.000001*[.$F$40]*[.J54]))-1))" office:value-type="float" office:value="14275.2275861384" calcext:value-type="float">
            <text:p>14275.2275861384</text:p>
          </table:table-cell>
          <table:table-cell table:number-columns-repeated="12"/>
          <table:table-cell office:value-type="string" calcext:value-type="string">
            <text:p>C1n^3</text:p>
          </table:table-cell>
          <table:table-cell table:formula="of:=[.Y51]*([.Y52]^3)" office:value-type="float" office:value="200235.946165414" calcext:value-type="float">
            <text:p>200235.946165414</text:p>
          </table:table-cell>
          <table:table-cell/>
        </table:table-row>
        <table:table-row table:style-name="ro1">
          <table:table-cell office:value-type="float" office:value="157.91" calcext:value-type="float">
            <text:p>157.91</text:p>
          </table:table-cell>
          <table:table-cell table:number-columns-repeated="2"/>
          <table:table-cell table:style-name="ce2" table:formula="of:=[.E55]*1000000" office:value-type="float" office:value="2.5" calcext:value-type="float">
            <text:p>2.5</text:p>
          </table:table-cell>
          <table:table-cell table:style-name="ce1" table:formula="of:=[.E54]+[.$D$50]" office:value-type="float" office:value="0.0000025" calcext:value-type="float">
            <text:p>2.50E-06</text:p>
          </table:table-cell>
          <table:table-cell table:formula="of:=[.$F$45]/[.E55]^5*(1/(EXP([.$F$46]/([.E55]*[.$F$47]))-1))" office:value-type="float" office:value="1815.82516645547" calcext:value-type="float">
            <text:p>1815.8251664555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table:formula="of:=[.$F$45]/(([.$J$44]*0.000001)^5)*(1/(EXP([.$F$46]/([.$J$44]*0.000001*[.$F$40]*[.J55]))-1))" office:value-type="float" office:value="9994.99434796286" calcext:value-type="float">
            <text:p>9994.9943479629</text:p>
          </table:table-cell>
          <table:table-cell table:formula="of:=[.K55]/1000000" office:value-type="float" office:value="0.00999499434796286" calcext:value-type="float">
            <text:p>0.0099949943</text:p>
          </table:table-cell>
          <table:table-cell table:number-columns-repeated="11"/>
          <table:table-cell office:value-type="string" calcext:value-type="string">
            <text:p>C1n^3/R</text:p>
          </table:table-cell>
          <table:table-cell table:formula="of:=[.Y54]/[.X49]" office:value-type="float" office:value="47687.7125301759" calcext:value-type="float">
            <text:p>47687.7125301759</text:p>
          </table:table-cell>
          <table:table-cell/>
        </table:table-row>
        <table:table-row table:style-name="ro1">
          <table:table-cell office:value-type="float" office:value="-66.34" calcext:value-type="float">
            <text:p>-66.34</text:p>
          </table:table-cell>
          <table:table-cell table:formula="of:=3.9*[.A56]" office:value-type="float" office:value="-258.726" calcext:value-type="float">
            <text:p>-258.726</text:p>
          </table:table-cell>
          <table:table-cell/>
          <table:table-cell table:style-name="ce2" table:formula="of:=[.E56]*1000000" office:value-type="float" office:value="3" calcext:value-type="float">
            <text:p>3.0</text:p>
          </table:table-cell>
          <table:table-cell table:style-name="ce1" table:formula="of:=[.E55]+[.$D$50]" office:value-type="float" office:value="0.000003" calcext:value-type="float">
            <text:p>3.00E-06</text:p>
          </table:table-cell>
          <table:table-cell table:formula="of:=[.$F$45]/[.E56]^5*(1/(EXP([.$F$46]/([.E56]*[.$F$47]))-1))" office:value-type="float" office:value="21595.3393215866" calcext:value-type="float">
            <text:p>21595.3393215866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formula="of:=[.$F$45]/(([.$J$44]*0.000001)^5)*(1/(EXP([.$F$46]/([.$J$44]*0.000001*[.$F$40]*[.J56]))-1))" office:value-type="float" office:value="3098.50643020728" calcext:value-type="float">
            <text:p>3098.5064302073</text:p>
          </table:table-cell>
          <table:table-cell table:number-columns-repeated="13"/>
          <table:table-cell table:formula="of:=1+[.Y55]" office:value-type="float" office:value="47688.7125301759" calcext:value-type="float">
            <text:p>47688.7125301759</text:p>
          </table:table-cell>
          <table:table-cell/>
        </table:table-row>
        <table:table-row table:style-name="ro1">
          <table:table-cell office:value-type="float" office:value="7.265" calcext:value-type="float">
            <text:p>7.265</text:p>
          </table:table-cell>
          <table:table-cell table:formula="of:=3.9*3.9*[.A57]" office:value-type="float" office:value="110.50065" calcext:value-type="float">
            <text:p>110.50065</text:p>
          </table:table-cell>
          <table:table-cell/>
          <table:table-cell table:style-name="ce2" table:formula="of:=[.E57]*1000000" office:value-type="float" office:value="3.5" calcext:value-type="float">
            <text:p>3.5</text:p>
          </table:table-cell>
          <table:table-cell table:style-name="ce1" table:formula="of:=[.E56]+[.$D$50]" office:value-type="float" office:value="0.0000035" calcext:value-type="float">
            <text:p>3.50E-06</text:p>
          </table:table-cell>
          <table:table-cell table:formula="of:=[.$F$45]/[.E57]^5*(1/(EXP([.$F$46]/([.E57]*[.$F$47]))-1))" office:value-type="float" office:value="112325.370841431" calcext:value-type="float">
            <text:p>112325.370841431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[.$F$45]/(([.$J$44]*0.000001)^5)*(1/(EXP([.$F$46]/([.$J$44]*0.000001*[.$F$40]*[.J57]))-1))" office:value-type="float" office:value="1287.30008962577" calcext:value-type="float">
            <text:p>1287.3000896258</text:p>
          </table:table-cell>
          <table:table-cell table:number-columns-repeated="12"/>
          <table:table-cell office:value-type="string" calcext:value-type="string">
            <text:p>denom</text:p>
          </table:table-cell>
          <table:table-cell table:formula="of:=LN([.Y56])" office:value-type="float" office:value="10.7724500142865" calcext:value-type="float">
            <text:p>10.7724500143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E58]*1000000" office:value-type="float" office:value="3.9" calcext:value-type="float">
            <text:p>3.9</text:p>
          </table:table-cell>
          <table:table-cell table:style-name="ce3" office:value-type="float" office:value="0.0000039" calcext:value-type="float">
            <text:p>3.90E-006</text:p>
          </table:table-cell>
          <table:table-cell table:formula="of:=[.$F$45]/[.E58]^5*(1/(EXP([.$F$46]/([.E58]*[.$F$47]))-1))" office:value-type="float" office:value="289850.251862086" calcext:value-type="float">
            <text:p>289850.251862086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table:formula="of:=[.$F$45]/(([.$J$44]*0.000001)^5)*(1/(EXP([.$F$46]/([.$J$44]*0.000001*[.$F$40]*[.J58]))-1))" office:value-type="float" office:value="487.587081313816" calcext:value-type="float">
            <text:p>487.5870813138</text:p>
          </table:table-cell>
          <table:table-cell table:number-columns-repeated="12"/>
          <table:table-cell office:value-type="string" calcext:value-type="string">
            <text:p>Teff</text:p>
          </table:table-cell>
          <table:table-cell table:formula="of:=[.Y53]*[.Y52]/[.Y57]" office:value-type="float" office:value="342.16163139128" calcext:value-type="float">
            <text:p>342.1616313913</text:p>
          </table:table-cell>
          <table:table-cell/>
        </table:table-row>
        <table:table-row table:style-name="ro1">
          <table:table-cell/>
          <table:table-cell table:formula="of:=[.B57]+[.B56]+[.A55]" office:value-type="float" office:value="9.68465000000001" calcext:value-type="float">
            <text:p>9.68465</text:p>
          </table:table-cell>
          <table:table-cell/>
          <table:table-cell table:style-name="ce2" table:formula="of:=[.E59]*1000000" office:value-type="float" office:value="4" calcext:value-type="float">
            <text:p>4.0</text:p>
          </table:table-cell>
          <table:table-cell table:style-name="ce1" table:formula="of:=[.E57]+[.$D$50]" office:value-type="float" office:value="0.000004" calcext:value-type="float">
            <text:p>4.00E-06</text:p>
          </table:table-cell>
          <table:table-cell table:formula="of:=[.$F$45]/[.E59]^5*(1/(EXP([.$F$46]/([.E59]*[.$F$47]))-1))" office:value-type="float" office:value="353718.616318207" calcext:value-type="float">
            <text:p>353718.616318207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table:formula="of:=[.$F$45]/(([.$J$44]*0.000001)^5)*(1/(EXP([.$F$46]/([.$J$44]*0.000001*[.$F$40]*[.J59]))-1))" office:value-type="float" office:value="165.797153884277" calcext:value-type="float">
            <text:p>165.7971538843</text:p>
          </table:table-cell>
          <table:table-cell table:number-columns-repeated="12"/>
          <table:table-cell office:value-type="string" calcext:value-type="string">
            <text:p>a</text:p>
          </table:table-cell>
          <table:table-cell office:value-type="float" office:value="-1.4755462" calcext:value-type="float">
            <text:p>-1.4755462</text:p>
          </table:table-cell>
          <table:table-cell/>
        </table:table-row>
        <table:table-row table:style-name="ro1">
          <table:table-cell table:number-columns-repeated="9"/>
          <table:table-cell office:value-type="float" office:value="170" calcext:value-type="float">
            <text:p>170</text:p>
          </table:table-cell>
          <table:table-cell table:formula="of:=[.$F$45]/(([.$J$44]*0.000001)^5)*(1/(EXP([.$F$46]/([.$J$44]*0.000001*[.$F$40]*[.J60]))-1))" office:value-type="float" office:value="49.6577722844321" calcext:value-type="float">
            <text:p>49.6577722844</text:p>
          </table:table-cell>
          <table:table-cell table:number-columns-repeated="12"/>
          <table:table-cell office:value-type="string" calcext:value-type="string">
            <text:p>b</text:p>
          </table:table-cell>
          <table:table-cell office:value-type="float" office:value="1.0028656" calcext:value-type="float">
            <text:p>1.0028656</text:p>
          </table:table-cell>
          <table:table-cell/>
        </table:table-row>
        <table:table-row table:style-name="ro1">
          <table:table-cell office:value-type="float" office:value="1.255" calcext:value-type="float">
            <text:p>1.255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formula="of:=[.$F$45]/(([.$J$44]*0.000001)^5)*(1/(EXP([.$F$46]/([.$J$44]*0.000001*[.$F$40]*[.J61]))-1))" office:value-type="float" office:value="12.7923008510418" calcext:value-type="float">
            <text:p>12.792300851</text:p>
          </table:table-cell>
          <table:table-cell table:number-columns-repeated="12"/>
          <table:table-cell office:value-type="string" calcext:value-type="string">
            <text:p>g</text:p>
          </table:table-cell>
          <table:table-cell table:style-name="ce3" office:value-type="float" office:value="-0.00000058203946" calcext:value-type="float">
            <text:p>-5.82E-007</text:p>
          </table:table-cell>
          <table:table-cell/>
        </table:table-row>
        <table:table-row table:style-name="ro1">
          <table:table-cell table:formula="of:=[.A61]^2" office:value-type="float" office:value="1.575025" calcext:value-type="float">
            <text:p>1.575025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formula="of:=[.$F$45]/(([.$J$44]*0.000001)^5)*(1/(EXP([.$F$46]/([.$J$44]*0.000001*[.$F$40]*[.J62]))-1))" office:value-type="float" office:value="2.75024650259478" calcext:value-type="float">
            <text:p>2.7502465026</text:p>
          </table:table-cell>
          <table:table-cell table:number-columns-repeated="12"/>
          <table:table-cell office:value-type="string" calcext:value-type="string">
            <text:p>TMAX</text:p>
          </table:table-cell>
          <table:table-cell table:formula="of:=[.Y59]+[.Y60]*[.Y58]+[.Y61]*[.Y58]^2" office:value-type="float" office:value="341.59844153571" calcext:value-type="float">
            <text:p>341.5984415357</text:p>
          </table:table-cell>
          <table:table-cell/>
        </table:table-row>
        <table:table-row table:style-name="ro1">
          <table:table-cell table:number-columns-repeated="9"/>
          <table:table-cell office:value-type="float" office:value="140" calcext:value-type="float">
            <text:p>140</text:p>
          </table:table-cell>
          <table:table-cell table:formula="of:=[.$F$45]/(([.$J$44]*0.000001)^5)*(1/(EXP([.$F$46]/([.$J$44]*0.000001*[.$F$40]*[.J63]))-1))" office:value-type="float" office:value="0.474707866349665" calcext:value-type="float">
            <text:p>0.4747078663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30" calcext:value-type="float">
            <text:p>130</text:p>
          </table:table-cell>
          <table:table-cell table:formula="of:=[.$F$45]/(([.$J$44]*0.000001)^5)*(1/(EXP([.$F$46]/([.$J$44]*0.000001*[.$F$40]*[.J64]))-1))" office:value-type="float" office:value="0.0625323935299403" calcext:value-type="float">
            <text:p>0.0625323935</text:p>
          </table:table-cell>
          <table:table-cell table:number-columns-repeated="15"/>
        </table:table-row>
        <table:table-row table:style-name="ro1">
          <table:table-cell office:value-type="float" office:value="0.6118208" calcext:value-type="float">
            <text:p>0.6118208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formula="of:=[.$F$45]/(([.$J$44]*0.000001)^5)*(1/(EXP([.$F$46]/([.$J$44]*0.000001*[.$F$40]*[.J65]))-1))" office:value-type="float" office:value="0.00587575186192872" calcext:value-type="float">
            <text:p>0.0058757519</text:p>
          </table:table-cell>
          <table:table-cell table:number-columns-repeated="15"/>
        </table:table-row>
        <table:table-row table:style-name="ro1">
          <table:table-cell table:formula="of:=[.A65]*PI()/0.00116" office:value-type="float" office:value="1656.97562982192" calcext:value-type="float">
            <text:p>1656.9756298219</text:p>
          </table:table-cell>
          <table:table-cell table:formula="of:=PI()/[.A66]/0.85" office:value-type="float" office:value="0.00223056470514396" calcext:value-type="float">
            <text:p>0.0022305647</text:p>
          </table:table-cell>
          <table:table-cell table:number-columns-repeated="7"/>
          <table:table-cell office:value-type="float" office:value="110" calcext:value-type="float">
            <text:p>110</text:p>
          </table:table-cell>
          <table:table-cell table:formula="of:=[.$F$45]/(([.$J$44]*0.000001)^5)*(1/(EXP([.$F$46]/([.$J$44]*0.000001*[.$F$40]*[.J66]))-1))" office:value-type="float" office:value="0.000359159207054679" calcext:value-type="float">
            <text:p>0.0003591592</text:p>
          </table:table-cell>
          <table:table-cell table:number-columns-repeated="15"/>
        </table:table-row>
        <table:table-row table:style-name="ro1">
          <table:table-cell table:formula="of:=PI()/[.A66]" office:value-type="float" office:value="0.00189597999937237" calcext:value-type="float">
            <text:p>0.00189598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formula="of:=[.$F$45]/(([.$J$44]*0.000001)^5)*(1/(EXP([.$F$46]/([.$J$44]*0.000001*[.$F$40]*[.J67]))-1))" office:value-type="float" office:value="0.0000125532238332463" calcext:value-type="float">
            <text:p>1.25532238332463E-005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table:formula="of:=[.$F$45]/(([.$J$44]*0.000001)^5)*(1/(EXP([.$F$46]/([.$J$44]*0.000001*[.$F$40]*[.J68]))-1))" office:value-type="float" office:value="0.000000208233128117591" calcext:value-type="float">
            <text:p>2.08233128117591E-007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table:formula="of:=[.$F$45]/(([.$J$44]*0.000001)^5)*(1/(EXP([.$F$46]/([.$J$44]*0.000001*[.$F$40]*[.J69]))-1))" office:value-type="float" office:value="0.00000000123963266438582" calcext:value-type="float">
            <text:p>1.23963266438582E-009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formula="of:=[.$F$45]/(([.$J$44]*0.000001)^5)*(1/(EXP([.$F$46]/([.$J$44]*0.000001*[.$F$40]*[.J70]))-1))" office:value-type="float" office:value="0.0000000000017070590292236" calcext:value-type="float">
            <text:p>1.7070590292236E-012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Correia</meta:initial-creator>
    <meta:creation-date>2014-08-29T14:52:22.391746884</meta:creation-date>
    <dc:date>2014-09-06T11:22:15.219298659</dc:date>
    <dc:creator>Alexandre Correia</dc:creator>
    <meta:editing-duration>P7DT14H30M17S</meta:editing-duration>
    <meta:editing-cycles>4</meta:editing-cycles>
    <meta:generator>LibreOffice/4.2.4.2$Linux_X86_64 LibreOffice_project/420m0$Build-2</meta:generator>
    <meta:document-statistic meta:table-count="1" meta:cell-count="2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16cm" svg:y="4.201cm" style:legend-expansion="high" chart:style-name="ch2"/>
        <chart:plot-area chart:style-name="ch3" table:cell-range-address="Sheet1.J46:Sheet1.K70" chart:data-source-has-labels="row" svg:x="0.77cm" svg:y="0.855cm" svg:width="13.306cm" svg:height="7.545cm">
          <chartooo:coordinate-region svg:x="2.794cm" svg:y="1.055cm" svg:width="10.91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47:Sheet1.K70" chart:label-cell-address="Sheet1.K46:Sheet1.K46" chart:class="chart:scatter">
            <chart:domain table:cell-range-address="Sheet1.J47:Sheet1.J70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I(T)</text:p>
                <draw:g>
                  <svg:desc>Sheet1.K46:Sheet1.K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J47:Sheet1.J70</svg:desc>
                </draw:g>
              </table:table-cell>
              <table:table-cell office:value-type="float" office:value="602545.644833068">
                <text:p>602545.644833068</text:p>
                <draw:g>
                  <svg:desc>Sheet1.K47:Sheet1.K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0">
                <text:p>290</text:p>
              </table:table-cell>
              <table:table-cell office:value-type="float" office:value="394303.000788971">
                <text:p>394303.00078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0">
                <text:p>280</text:p>
              </table:table-cell>
              <table:table-cell office:value-type="float" office:value="250331.900607666">
                <text:p>250331.900607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153669.139198002">
                <text:p>153669.139198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">
                <text:p>260</text:p>
              </table:table-cell>
              <table:table-cell office:value-type="float" office:value="90856.2868621682">
                <text:p>90856.2868621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51506.8356064678">
                <text:p>51506.8356064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27850.5626857101">
                <text:p>27850.5626857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">
                <text:p>230</text:p>
              </table:table-cell>
              <table:table-cell office:value-type="float" office:value="14275.2275861384">
                <text:p>14275.22758613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">
                <text:p>225</text:p>
              </table:table-cell>
              <table:table-cell office:value-type="float" office:value="9994.99434796286">
                <text:p>9994.99434796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3098.50643020728">
                <text:p>3098.50643020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287.30008962577">
                <text:p>1287.30008962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">
                <text:p>190</text:p>
              </table:table-cell>
              <table:table-cell office:value-type="float" office:value="487.587081313816">
                <text:p>487.587081313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165.797153884277">
                <text:p>165.797153884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">
                <text:p>170</text:p>
              </table:table-cell>
              <table:table-cell office:value-type="float" office:value="49.6577722844321">
                <text:p>49.6577722844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12.7923008510418">
                <text:p>12.79230085104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75024650259478">
                <text:p>2.75024650259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">
                <text:p>140</text:p>
              </table:table-cell>
              <table:table-cell office:value-type="float" office:value="0.474707866349665">
                <text:p>0.474707866349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">
                <text:p>130</text:p>
              </table:table-cell>
              <table:table-cell office:value-type="float" office:value="0.0625323935299403">
                <text:p>0.0625323935299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">
                <text:p>120</text:p>
              </table:table-cell>
              <table:table-cell office:value-type="float" office:value="0.00587575186192872">
                <text:p>0.00587575186192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0.000359159207054679">
                <text:p>0.0003591592070546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.0000125532238332463">
                <text:p>0.00001255322383324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.000000208233128117591">
                <text:p>0.0000002082331281175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0.00000000123963266438582">
                <text:p>0.00000000123963266438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">
                <text:p>70</text:p>
              </table:table-cell>
              <table:table-cell office:value-type="float" office:value="0.0000000000017070590292236">
                <text:p>0.00000000000170705902922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